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draw:opacity="0%" draw:opacity-name="" draw:textarea-horizontal-align="justify" draw:textarea-vertical-align="middle" draw:auto-grow-height="false" fo:min-height="6.1cm" fo:min-width="25.44cm" fo:padding-top="0.152cm" fo:padding-bottom="0.152cm" fo:padding-left="0.277cm" fo:padding-right="0.277cm"/>
    </style:style>
    <style:style style:name="gr2" style:family="graphic" style:parent-style-name="standard">
      <style:graphic-properties svg:stroke-width="0.053cm" svg:stroke-color="#000000" draw:marker-start-width="0.28cm" draw:marker-end-width="0.28cm" draw:fill="none" draw:opacity="0%" draw:opacity-name="" draw:textarea-horizontal-align="justify" draw:textarea-vertical-align="middle" draw:auto-grow-height="false" fo:min-height="5.284cm" fo:min-width="1.859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000000" draw:marker-start-width="0.28cm" draw:marker-end-width="0.28cm" draw:fill="none" draw:opacity="0%" draw:opacity-name="" draw:textarea-horizontal-align="justify" draw:textarea-vertical-align="middle" draw:auto-grow-height="false" fo:min-height="5.284cm" fo:min-width="6.685cm" fo:padding-top="0.152cm" fo:padding-bottom="0.152cm" fo:padding-left="0.277cm" fo:padding-right="0.277cm"/>
    </style:style>
    <style:style style:name="gr4" style:family="graphic" style:parent-style-name="standard">
      <style:graphic-properties svg:stroke-width="0.053cm" svg:stroke-color="#000000" draw:marker-start-width="0.28cm" draw:marker-end-width="0.28cm" draw:fill="none" draw:opacity="0%" draw:opacity-name="" draw:textarea-horizontal-align="justify" draw:textarea-vertical-align="middle" draw:auto-grow-height="false" fo:min-height="5.284cm" fo:min-width="0.462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000000" draw:marker-start-width="0.28cm" draw:marker-end-width="0.28cm" draw:fill="none" draw:opacity="0%" draw:opacity-name="" draw:textarea-horizontal-align="justify" draw:textarea-vertical-align="middle" draw:auto-grow-height="false" fo:min-height="0.712cm" fo:min-width="1.605cm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svg:stroke-color="#000000" draw:marker-start-width="0.28cm" draw:marker-end-width="0.28cm" draw:fill="none" draw:opacity="0%" draw:opacity-name="" draw:textarea-horizontal-align="justify" draw:textarea-vertical-align="middle" draw:auto-grow-height="false" fo:min-height="0.204cm" fo:min-width="1.605cm" fo:padding-top="0.152cm" fo:padding-bottom="0.152cm" fo:padding-left="0.277cm" fo:padding-right="0.277cm"/>
    </style:style>
    <style:style style:name="gr7" style:family="graphic" style:parent-style-name="standard">
      <style:graphic-properties svg:stroke-width="0.053cm" svg:stroke-color="#000000" draw:marker-start-width="0.28cm" draw:marker-end-width="0.28cm" draw:fill="none" draw:opacity="0%" draw:opacity-name="" draw:textarea-horizontal-align="justify" draw:textarea-vertical-align="middle" draw:auto-grow-height="false" fo:min-height="2.744cm" fo:min-width="1.605cm" fo:padding-top="0.152cm" fo:padding-bottom="0.152cm" fo:padding-left="0.277cm" fo:padding-right="0.277cm"/>
    </style:style>
    <style:style style:name="gr8" style:family="graphic" style:parent-style-name="standard">
      <style:graphic-properties svg:stroke-width="0.053cm" svg:stroke-color="#000000" draw:marker-start-width="0.28cm" draw:marker-end-width="0.28cm" draw:fill="none" draw:opacity="0%" draw:opacity-name="" draw:textarea-horizontal-align="justify" draw:textarea-vertical-align="middle" draw:auto-grow-height="false" fo:min-height="1.093cm" fo:min-width="3.002cm" fo:padding-top="0.152cm" fo:padding-bottom="0.152cm" fo:padding-left="0.277cm" fo:padding-right="0.277cm"/>
    </style:style>
    <style:style style:name="gr9" style:family="graphic" style:parent-style-name="standard">
      <style:graphic-properties svg:stroke-width="0.053cm" svg:stroke-color="#000000" draw:marker-start-width="0.28cm" draw:marker-end-width="0.28cm" draw:fill="none" draw:opacity="0%" draw:opacity-name="" draw:textarea-horizontal-align="justify" draw:textarea-vertical-align="middle" draw:auto-grow-height="false" fo:min-height="1.093cm" fo:min-width="0.716cm" fo:padding-top="0.152cm" fo:padding-bottom="0.152cm" fo:padding-left="0.277cm" fo:padding-right="0.277cm"/>
    </style:style>
    <style:style style:name="gr10" style:family="graphic" style:parent-style-name="standard">
      <style:graphic-properties svg:stroke-width="0.053cm" svg:stroke-color="#000000" draw:marker-start-width="0.28cm" draw:marker-end-width="0.28cm" draw:fill="none" draw:opacity="0%" draw:opacity-name="" draw:textarea-horizontal-align="justify" draw:textarea-vertical-align="middle" draw:auto-grow-height="false" fo:min-height="0.077cm" fo:min-width="1.351cm" fo:padding-top="0.152cm" fo:padding-bottom="0.152cm" fo:padding-left="0.277cm" fo:padding-right="0.277cm"/>
    </style:style>
    <style:style style:name="gr11" style:family="graphic" style:parent-style-name="standard">
      <style:graphic-properties svg:stroke-width="0.053cm" svg:stroke-color="#000000" draw:marker-start-width="0.28cm" draw:marker-end-width="0.28cm" draw:fill="none" draw:opacity="0%" draw:opacity-name="" draw:textarea-horizontal-align="justify" draw:textarea-vertical-align="middle" draw:auto-grow-height="false" fo:min-height="0.712cm" fo:min-width="6.431cm" fo:padding-top="0.152cm" fo:padding-bottom="0.152cm" fo:padding-left="0.277cm" fo:padding-right="0.277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0%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opacity="0%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94cm" svg:height="6.35cm" svg:x="1cm" svg:y="1cm">
          <text:p text:style-name="P1">Transmiss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5.588cm" svg:x="1.127cm" svg:y="1.635cm">
          <text:p text:style-name="P1">Head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239cm" svg:height="5.588cm" svg:x="3.667cm" svg:y="1.635cm">
          <text:p text:style-name="P1">Message 1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239cm" svg:height="5.588cm" svg:x="11.033cm" svg:y="1.635cm">
          <text:p text:style-name="P1">Message 2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239cm" svg:height="5.588cm" svg:x="19.542cm" svg:y="1.635cm">
          <text:p text:style-name="P1">Message 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16cm" svg:height="5.588cm" svg:x="18.399cm" svg:y="1.635cm">
          <text:p text:style-name="P1">...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.159cm" svg:height="1.016cm" svg:x="1.254cm" svg:y="2.27cm">
          <text:p text:style-name="P3"><text:span text:style-name="T1">Reserved</text:span></text:p>
          <text:p text:style-name="P3"><text:span text:style-name="T1"/></text:p>
          <draw:enhanced-geometry svg:viewBox="0 0 21600 21600" draw:mirror-vertical="false" draw:type="rectangle" draw:enhanced-path="M 0 0 L 21600 0 21600 21600 0 21600 0 0 Z N"/>
        </draw:custom-shape>
        <draw:custom-shape draw:style-name="gr6" draw:text-style-name="P4" draw:layer="layout" svg:width="2.159cm" svg:height="0.508cm" svg:x="1.254cm" svg:y="3.413cm">
          <text:p text:style-name="P3"><text:span text:style-name="T1">Compression</text:span></text:p>
          <draw:enhanced-geometry svg:viewBox="0 0 21600 21600" draw:mirror-vertical="false" draw:type="rectangle" draw:enhanced-path="M 0 0 L 21600 0 21600 21600 0 21600 0 0 Z N"/>
        </draw:custom-shape>
        <draw:custom-shape draw:style-name="gr7" draw:text-style-name="P4" draw:layer="layout" svg:width="2.159cm" svg:height="3.048cm" svg:x="1.254cm" svg:y="4.048cm">
          <text:p text:style-name="P3"><text:span text:style-name="T1">Length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4" draw:layer="layout" svg:width="3.556cm" svg:height="1.397cm" svg:x="3.794cm" svg:y="2.27cm">
          <text:p text:style-name="P3"><text:span text:style-name="T1">Signature</text:span></text:p>
          <text:p text:style-name="P3"><text:span text:style-name="T1"/></text:p>
          <text:p text:style-name="P3"><text:span text:style-name="T1"/></text:p>
          <draw:enhanced-geometry svg:viewBox="0 0 21600 21600" draw:mirror-vertical="false" draw:type="rectangle" draw:enhanced-path="M 0 0 L 21600 0 21600 21600 0 21600 0 0 Z N"/>
        </draw:custom-shape>
        <draw:custom-shape draw:style-name="gr9" draw:text-style-name="P4" draw:layer="layout" svg:width="1.27cm" svg:height="1.397cm" svg:x="7.477cm" svg:y="2.27cm">
          <text:p text:style-name="P3"><text:span text:style-name="T1"><text:s/></text:span><text:span text:style-name="T1">Lengt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4" draw:layer="layout" svg:width="1.905cm" svg:height="0.381cm" svg:x="8.874cm" svg:y="3.286cm">
          <text:p text:style-name="P3"><text:span text:style-name="T1">Encrypted?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4" draw:layer="layout" svg:width="6.985cm" svg:height="1.016cm" svg:x="3.794cm" svg:y="3.794cm">
          <text:p text:style-name="P3"><text:span text:style-name="T1">Receiver’s Key</text:span></text:p>
          <text:p text:style-name="P3"><text:span text:style-name="T1"/>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4" draw:layer="layout" svg:width="6.985cm" svg:height="1.016cm" svg:x="3.794cm" svg:y="4.937cm">
          <text:p text:style-name="P3"><text:span text:style-name="T1">Sender’s Key</text:span></text:p>
          <text:p text:style-name="P3"><text:span text:style-name="T1"/>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4" draw:layer="layout" svg:width="6.985cm" svg:height="1.016cm" svg:x="3.794cm" svg:y="6.08cm">
          <text:p text:style-name="P3"><text:span text:style-name="T1">Message Payload</text:span></text:p>
          <text:p text:style-name="P3"><text:span text:style-name="T1"/></text:p>
          <draw:enhanced-geometry svg:viewBox="0 0 21600 21600" draw:mirror-vertical="false" draw:type="rectangle" draw:enhanced-path="M 0 0 L 21600 0 21600 21600 0 21600 0 0 Z N"/>
        </draw:custom-shape>
        <draw:custom-shape draw:style-name="gr10" draw:text-style-name="P4" draw:layer="layout" svg:width="1.905cm" svg:height="0.381cm" svg:x="8.874cm" svg:y="2.778cm">
          <text:p text:style-name="P3"><text:span text:style-name="T1">Reserve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4" draw:layer="layout" svg:width="1.905cm" svg:height="0.381cm" svg:x="8.874cm" svg:y="2.27cm">
          <text:p text:style-name="P3"><text:span text:style-name="T1"><text:s/></text:span><text:span text:style-name="T1">Oper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4" draw:layer="layout" svg:width="3.556cm" svg:height="1.397cm" svg:x="11.16cm" svg:y="2.27cm">
          <text:p text:style-name="P3"><text:span text:style-name="T1">Signature</text:span></text:p>
          <text:p text:style-name="P3"><text:span text:style-name="T1"/></text:p>
          <text:p text:style-name="P3"><text:span text:style-name="T1"/></text:p>
          <draw:enhanced-geometry svg:viewBox="0 0 21600 21600" draw:mirror-vertical="false" draw:type="rectangle" draw:enhanced-path="M 0 0 L 21600 0 21600 21600 0 21600 0 0 Z N"/>
        </draw:custom-shape>
        <draw:custom-shape draw:style-name="gr9" draw:text-style-name="P4" draw:layer="layout" svg:width="1.27cm" svg:height="1.397cm" svg:x="14.843cm" svg:y="2.27cm">
          <text:p text:style-name="P3"><text:span text:style-name="T1"><text:s/></text:span><text:span text:style-name="T1">Lengt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4" draw:layer="layout" svg:width="1.905cm" svg:height="0.381cm" svg:x="16.24cm" svg:y="3.286cm">
          <text:p text:style-name="P3"><text:span text:style-name="T1">Encrypted?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4" draw:layer="layout" svg:width="6.985cm" svg:height="1.016cm" svg:x="11.16cm" svg:y="3.794cm">
          <text:p text:style-name="P3"><text:span text:style-name="T1">Receiver’s Key</text:span></text:p>
          <text:p text:style-name="P3"><text:span text:style-name="T1"/>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4" draw:layer="layout" svg:width="6.985cm" svg:height="1.016cm" svg:x="11.16cm" svg:y="4.937cm">
          <text:p text:style-name="P3"><text:span text:style-name="T1">Sender’s Key</text:span></text:p>
          <text:p text:style-name="P3"><text:span text:style-name="T1"/>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4" draw:layer="layout" svg:width="6.985cm" svg:height="1.016cm" svg:x="11.16cm" svg:y="6.08cm">
          <text:p text:style-name="P3"><text:span text:style-name="T1">Message Payload</text:span></text:p>
          <text:p text:style-name="P3"><text:span text:style-name="T1"/></text:p>
          <draw:enhanced-geometry svg:viewBox="0 0 21600 21600" draw:mirror-vertical="false" draw:type="rectangle" draw:enhanced-path="M 0 0 L 21600 0 21600 21600 0 21600 0 0 Z N"/>
        </draw:custom-shape>
        <draw:custom-shape draw:style-name="gr10" draw:text-style-name="P4" draw:layer="layout" svg:width="1.905cm" svg:height="0.381cm" svg:x="16.24cm" svg:y="2.778cm">
          <text:p text:style-name="P3"><text:span text:style-name="T1">Reserve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4" draw:layer="layout" svg:width="1.905cm" svg:height="0.381cm" svg:x="16.24cm" svg:y="2.27cm">
          <text:p text:style-name="P3"><text:span text:style-name="T1"><text:s/></text:span><text:span text:style-name="T1">Oper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4" draw:layer="layout" svg:width="3.556cm" svg:height="1.397cm" svg:x="19.669cm" svg:y="2.27cm">
          <text:p text:style-name="P3"><text:span text:style-name="T1">Signature</text:span></text:p>
          <text:p text:style-name="P3"><text:span text:style-name="T1"/></text:p>
          <text:p text:style-name="P3"><text:span text:style-name="T1"/></text:p>
          <draw:enhanced-geometry svg:viewBox="0 0 21600 21600" draw:mirror-vertical="false" draw:type="rectangle" draw:enhanced-path="M 0 0 L 21600 0 21600 21600 0 21600 0 0 Z N"/>
        </draw:custom-shape>
        <draw:custom-shape draw:style-name="gr9" draw:text-style-name="P4" draw:layer="layout" svg:width="1.27cm" svg:height="1.397cm" svg:x="23.352cm" svg:y="2.27cm">
          <text:p text:style-name="P3"><text:span text:style-name="T1"><text:s/></text:span><text:span text:style-name="T1">Lengt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4" draw:layer="layout" svg:width="1.905cm" svg:height="0.381cm" svg:x="24.749cm" svg:y="3.286cm">
          <text:p text:style-name="P3"><text:span text:style-name="T1">Encrypted?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4" draw:layer="layout" svg:width="6.985cm" svg:height="1.016cm" svg:x="19.669cm" svg:y="3.794cm">
          <text:p text:style-name="P3"><text:span text:style-name="T1">Receiver’s Key</text:span></text:p>
          <text:p text:style-name="P3"><text:span text:style-name="T1"/>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4" draw:layer="layout" svg:width="6.985cm" svg:height="1.016cm" svg:x="19.669cm" svg:y="4.937cm">
          <text:p text:style-name="P3"><text:span text:style-name="T1">Sender’s Key</text:span></text:p>
          <text:p text:style-name="P3"><text:span text:style-name="T1"/>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4" draw:layer="layout" svg:width="6.985cm" svg:height="1.016cm" svg:x="19.669cm" svg:y="6.08cm">
          <text:p text:style-name="P3"><text:span text:style-name="T1">Message Payload</text:span></text:p>
          <text:p text:style-name="P3"><text:span text:style-name="T1"/></text:p>
          <draw:enhanced-geometry svg:viewBox="0 0 21600 21600" draw:mirror-vertical="false" draw:type="rectangle" draw:enhanced-path="M 0 0 L 21600 0 21600 21600 0 21600 0 0 Z N"/>
        </draw:custom-shape>
        <draw:custom-shape draw:style-name="gr10" draw:text-style-name="P4" draw:layer="layout" svg:width="1.905cm" svg:height="0.381cm" svg:x="24.749cm" svg:y="2.778cm">
          <text:p text:style-name="P3"><text:span text:style-name="T1">Reserve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4" draw:layer="layout" svg:width="1.905cm" svg:height="0.381cm" svg:x="24.749cm" svg:y="2.27cm">
          <text:p text:style-name="P3"><text:span text:style-name="T1"><text:s/></text:span><text:span text:style-name="T1">Operation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4T22:30:20.043208865</meta:creation-date>
    <dc:date>2017-10-14T22:50:20.230027222</dc:date>
    <meta:editing-duration>PT9M40S</meta:editing-duration>
    <meta:editing-cycles>1</meta:editing-cycles>
    <meta:document-statistic meta:object-count="33"/>
    <meta:generator>LibreOffice/5.2.2.2$Linux_X86_64 LibreOffice_project/20m0$Build-2</meta:generator>
  </office:meta>
</office:document-meta>
</file>